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Monaco" svg:font-family="Monaco" style:font-family-generic="roman" style:font-pitch="variable"/>
    <style:font-face style:name="SFProDisplay-Semibold" svg:font-family="SFProDisplay-Semibold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style:text-outline="false" style:font-name="Monaco" fo:font-size="12pt" fo:letter-spacing="normal" fo:font-weight="normal" officeooo:paragraph-rsid="004095ba" style:letter-kerning="false" fo:background-color="transparent" style:font-size-asian="12pt" style:font-weight-asian="normal" style:font-size-complex="14pt" style:font-weight-complex="normal"/>
    </style:style>
    <style:style style:name="P2" style:family="paragraph" style:parent-style-name="Text_20_body">
      <style:text-properties fo:color="#000000" style:text-outline="false" style:font-name="Monaco" fo:font-size="16pt" fo:letter-spacing="normal" fo:font-weight="normal" officeooo:paragraph-rsid="004095ba" style:letter-kerning="false" fo:background-color="transparent" style:font-size-asian="16pt" style:font-weight-asian="normal" style:font-size-complex="16pt" style:font-weight-complex="normal"/>
    </style:style>
    <style:style style:name="P3" style:family="paragraph" style:parent-style-name="Standard">
      <style:text-properties fo:color="#000000" style:text-outline="false" style:font-name="Monaco" fo:font-size="12pt" fo:letter-spacing="normal" fo:font-weight="normal" officeooo:paragraph-rsid="004095ba" style:letter-kerning="false" fo:background-color="transparent" style:font-size-asian="12pt" style:font-weight-asian="normal" style:font-size-complex="14pt" style:font-weight-complex="normal"/>
    </style:style>
    <style:style style:name="P4" style:family="paragraph" style:parent-style-name="Standard">
      <style:text-properties fo:color="#000000" style:text-outline="false" style:font-name="Monaco" fo:font-size="16pt" fo:letter-spacing="normal" fo:font-weight="normal" officeooo:paragraph-rsid="004095ba" style:letter-kerning="false" fo:background-color="transparent" style:font-size-asian="16pt" style:font-weight-asian="normal" style:font-size-complex="16pt" style:font-weight-complex="normal"/>
    </style:style>
    <style:style style:name="P5" style:family="paragraph" style:parent-style-name="Table_20_Contents">
      <style:text-properties style:font-name="SFProDisplay-Semibold" fo:font-size="28pt" style:font-size-asian="28pt" style:font-size-complex="14pt"/>
    </style:style>
    <style:style style:name="P6" style:family="paragraph" style:parent-style-name="Standard">
      <style:text-properties fo:color="#000000" style:text-outline="false" style:font-name="Monaco" fo:font-size="16pt" fo:letter-spacing="normal" fo:font-weight="normal" officeooo:paragraph-rsid="004095ba" style:letter-kerning="false" fo:background-color="transparent" style:font-size-asian="16pt" style:font-weight-asian="normal" style:font-size-complex="16pt" style:font-weight-complex="normal"/>
    </style:style>
    <style:style style:name="P7" style:family="paragraph" style:parent-style-name="Standard">
      <style:text-properties fo:color="#000000" style:text-outline="false" style:font-name="Monaco" fo:font-size="16pt" fo:letter-spacing="normal" fo:font-weight="normal" officeooo:rsid="004e8110" officeooo:paragraph-rsid="004e8110" style:letter-kerning="false" fo:background-color="transparent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Menlo-Regular" fo:font-size="11pt" style:font-size-asian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</table:table>
      <text:p text:style-name="P4"/>
      <text:p text:style-name="P7">Hello, worl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Monaco" svg:font-family="Monaco" style:font-family-generic="roman" style:font-pitch="variable"/>
    <style:font-face style:name="SFProDisplay-Semibold" svg:font-family="SFProDisplay-Semibold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GB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10-02T13:42:57.251343593</meta:creation-date>
    <meta:editing-duration>PT1H33M29S</meta:editing-duration>
    <meta:editing-cycles>48</meta:editing-cycles>
    <dc:date>2020-10-23T15:04:25.324553839</dc:date>
    <meta:document-statistic meta:table-count="1" meta:image-count="0" meta:object-count="0" meta:page-count="1" meta:paragraph-count="1" meta:word-count="2" meta:character-count="13" meta:non-whitespace-character-count="12"/>
  </office:meta>
</office:document-meta>
</file>